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2" style:family="table-cell" style:parent-style-name="Default" style:data-style-name="N125">
      <style:table-cell-properties fo:border="none"/>
    </style:style>
    <style:style style:name="ce95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96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9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2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24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5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fo:color="#666666"/>
    </style:style>
    <style:style style:name="ce126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fo:color="#666666"/>
    </style:style>
    <style:style style:name="ce127" style:family="table-cell" style:parent-style-name="Default">
      <style:table-cell-properties fo:border="none"/>
      <style:text-properties fo:color="#666666"/>
    </style:style>
    <style:style style:name="ce12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fo:language="none" fo:country="none" style:font-name-asian="Noto Sans" style:language-asian="none" style:country-asian="none" style:font-name-complex="Noto Sans" style:language-complex="none" style:country-complex="none"/>
    </style:style>
    <style:style style:name="ce12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13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31" style:family="table-cell" style:parent-style-name="Default" style:data-style-name="N125"/>
    <style:style style:name="ce132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134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35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36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37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51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1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1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4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45" style:family="table-cell" style:parent-style-name="Default" style:data-style-name="N128"/>
    <style:style style:name="ce146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128">
      <style:table-cell-properties fo:border="none"/>
    </style:style>
    <style:style style:name="ce14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4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/>
    </style:style>
    <style:style style:name="ce150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1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000000"/>
    </style:style>
    <style:style style:name="ce84" style:family="table-cell" style:parent-style-name="Default" style:data-style-name="N128">
      <style:table-cell-properties fo:border="none"/>
      <style:text-properties fo:color="#666666"/>
    </style:style>
    <style:style style:name="ce8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85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5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ext-properties fo:color="#666666"/>
    </style:style>
    <style:style style:name="ce87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fo:color="#666666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TM Forw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03"/>
        <table:table-column table:style-name="co5" table:default-cell-style-name="ce1"/>
        <table:table-column table:style-name="co1" table:default-cell-style-name="ce1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31"/>
        <table:table-column table:style-name="co7" table:number-columns-repeated="984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3"/>
          <table:table-cell table:style-name="ce22" office:value-type="string" calcext:value-type="string">
            <text:p>Cell<text:span text:style-name="T1">t-1</text:span></text:p>
          </table:table-cell>
          <table:table-cell table:style-name="ce2" office:value-type="string" calcext:value-type="string">
            <text:p><text:span text:style-name="T3">σ(Cell</text:span><text:span text:style-name="T4">t-1</text:span>)</text:p>
          </table:table-cell>
          <table:table-cell table:style-name="ce2" office:value-type="string" calcext:value-type="string">
            <text:p>O<text:span text:style-name="T1">t-1</text:span></text:p>
          </table:table-cell>
          <table:table-cell table:number-columns-repeated="2"/>
          <table:table-cell table:style-name="ce2" table:number-columns-repeated="2"/>
          <table:table-cell table:style-name="ce2" table:number-columns-spanned="5" table:number-rows-spanned="1"/>
          <table:covered-table-cell table:number-columns-repeated="4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3" office:value-type="float" office:value="0.8" calcext:value-type="float">
            <text:p>0.8</text:p>
          </table:table-cell>
          <table:table-cell table:style-name="ce95" table:number-matrix-columns-spanned="1" table:number-matrix-rows-spanned="4" table:formula="of:==1/(1+EXP(-([.E2:.E5])))" office:value-type="float" office:value="0.689974481127612" calcext:value-type="float">
            <text:p>0.689974</text:p>
          </table:table-cell>
          <table:table-cell table:style-name="ce3" office:value-type="float" office:value="-0.2" calcext:value-type="float">
            <text:p>-0.2</text:p>
          </table:table-cell>
          <table:table-cell table:number-columns-repeated="4"/>
          <table:table-cell table:style-name="ce27"/>
          <table:table-cell table:style-name="ce1" table:number-columns-repeated="3"/>
          <table:table-cell table:style-name="ce2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-0.6" calcext:value-type="float">
            <text:p>-0.6</text:p>
          </table:table-cell>
          <table:table-cell table:style-name="ce96" office:value-type="float" office:value="0.354343693774205" calcext:value-type="float">
            <text:p>0.354344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4"/>
          <table:table-cell table:style-name="ce27"/>
          <table:table-cell table:style-name="ce1" table:number-columns-repeated="3"/>
          <table:table-cell table:style-name="ce2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table:style-name="ce96" office:value-type="float" office:value="0.731058578630005" calcext:value-type="float">
            <text:p>0.731059</text:p>
          </table:table-cell>
          <table:table-cell table:style-name="ce4" office:value-type="float" office:value="-0.3" calcext:value-type="float">
            <text:p>-0.3</text:p>
          </table:table-cell>
          <table:table-cell table:number-columns-repeated="4"/>
          <table:table-cell table:style-name="ce27"/>
          <table:table-cell table:style-name="ce1" table:number-columns-repeated="3"/>
          <table:table-cell table:style-name="ce2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5" office:value-type="float" office:value="0.1" calcext:value-type="float">
            <text:p>0.1</text:p>
          </table:table-cell>
          <table:table-cell table:style-name="ce97" office:value-type="float" office:value="0.52497918747894" calcext:value-type="float">
            <text:p>0.524979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4"/>
          <table:table-cell table:style-name="ce27"/>
          <table:table-cell table:style-name="ce1" table:number-columns-repeated="3"/>
          <table:table-cell table:style-name="ce2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1"/>
          <table:table-cell table:style-name="Default"/>
          <table:table-cell table:number-columns-repeated="984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2">1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2">1</text:span></text:p>
          </table:table-cell>
          <table:table-cell table:style-name="ce2"/>
          <table:table-cell table:style-name="ce121" office:value-type="string" calcext:value-type="string">
            <text:p>σ(L1)</text:p>
          </table:table-cell>
          <table:table-cell table:style-name="ce2" office:value-type="string" calcext:value-type="string">
            <text:p><text:span text:style-name="T5">σ(L2</text:span>)</text:p>
          </table:table-cell>
          <table:table-cell table:style-name="ce2" office:value-type="string" calcext:value-type="string">
            <text:p><text:span text:style-name="T5">σ(L3</text:span>)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pan text:style-name="T5">σ(Cell</text:span>)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95" table:number-matrix-columns-spanned="1" table:number-matrix-rows-spanned="4" table:formula="of:=[.A8:.A11]+[.G2:.G5]" office:value-type="float" office:value="-1" calcext:value-type="float">
            <text:p>-1.000000</text:p>
          </table:table-cell>
          <table:table-cell/>
          <table:table-cell table:style-name="ce102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95" table:number-matrix-columns-spanned="1" table:number-matrix-rows-spanned="4" table:formula="of:==1/(1+EXP(-([.L14:.L17])))" office:value-type="float" office:value="0.593873102934143" calcext:value-type="float">
            <text:p>0.593873</text:p>
          </table:table-cell>
          <table:table-cell table:style-name="ce95" table:number-matrix-columns-spanned="1" table:number-matrix-rows-spanned="4" table:formula="of:==1/(1+EXP(-([.M14:.M17])))" office:value-type="float" office:value="0.853209660198618" calcext:value-type="float">
            <text:p>0.853210</text:p>
          </table:table-cell>
          <table:table-cell table:style-name="ce95" table:number-matrix-columns-spanned="1" table:number-matrix-rows-spanned="4" table:formula="of:==1/(1+EXP(-([.N14:.N17])))" office:value-type="float" office:value="0.798991000249471" calcext:value-type="float">
            <text:p>0.798991</text:p>
          </table:table-cell>
          <table:table-cell table:style-name="ce95" table:number-matrix-columns-spanned="1" table:number-matrix-rows-spanned="4" table:formula="of:=[.F2:.F5]+[.L8:.L11]*[.M8:.M11]" office:value-type="float" office:value="1.19667274948315" calcext:value-type="float">
            <text:p>1.196673</text:p>
          </table:table-cell>
          <table:table-cell table:style-name="ce95" table:number-matrix-columns-spanned="1" table:number-matrix-rows-spanned="4" table:formula="of:==1/(1+EXP(-([.P14:.P17])))" office:value-type="float" office:value="0.696254468847217" calcext:value-type="float">
            <text:p>0.696254</text:p>
          </table:table-cell>
          <table:table-cell table:style-name="ce95" table:number-matrix-columns-spanned="1" table:number-matrix-rows-spanned="4" table:formula="of:=[.N8:.N11]*[.P8:.P11]" office:value-type="float" office:value="0.556301054492402" calcext:value-type="float">
            <text:p>0.55630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0.7" calcext:value-type="float">
            <text:p>-0.70000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96" office:value-type="float" office:value="0.349781451426173" calcext:value-type="float">
            <text:p>0.349781</text:p>
          </table:table-cell>
          <table:table-cell table:style-name="ce96" office:value-type="float" office:value="0.382252125230751" calcext:value-type="float">
            <text:p>0.382252</text:p>
          </table:table-cell>
          <table:table-cell table:style-name="ce96" office:value-type="float" office:value="0.509998666879966" calcext:value-type="float">
            <text:p>0.509999</text:p>
          </table:table-cell>
          <table:table-cell table:style-name="ce96" office:value-type="float" office:value="0.488048396948156" calcext:value-type="float">
            <text:p>0.488048</text:p>
          </table:table-cell>
          <table:table-cell table:style-name="ce96" office:value-type="float" office:value="0.11508364080408" calcext:value-type="float">
            <text:p>0.115084</text:p>
          </table:table-cell>
          <table:table-cell table:style-name="ce96" office:value-type="float" office:value="0.0586925033897733" calcext:value-type="float">
            <text:p>0.058693</text:p>
          </table:table-cell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1.2" calcext:value-type="float">
            <text:p>-1.20000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96" office:value-type="float" office:value="0.305763659891969" calcext:value-type="float">
            <text:p>0.305764</text:p>
          </table:table-cell>
          <table:table-cell table:style-name="ce96" office:value-type="float" office:value="0.169383896934019" calcext:value-type="float">
            <text:p>0.169384</text:p>
          </table:table-cell>
          <table:table-cell table:style-name="ce96" office:value-type="float" office:value="0.766741064228543" calcext:value-type="float">
            <text:p>0.766741</text:p>
          </table:table-cell>
          <table:table-cell table:style-name="ce96" office:value-type="float" office:value="0.782850018883315" calcext:value-type="float">
            <text:p>0.782850</text:p>
          </table:table-cell>
          <table:table-cell table:style-name="ce96" office:value-type="float" office:value="0.250495263547171" calcext:value-type="float">
            <text:p>0.250495</text:p>
          </table:table-cell>
          <table:table-cell table:style-name="ce96" office:value-type="float" office:value="0.192065004956367" calcext:value-type="float">
            <text:p>0.192065</text:p>
          </table:table-cell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97" office:value-type="float" office:value="0.1" calcext:value-type="float">
            <text:p>0.100000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0" office:value-type="float" office:value="0" calcext:value-type="float">
            <text:p>0</text:p>
          </table:table-cell>
          <table:table-cell table:style-name="ce115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97" office:value-type="float" office:value="0.650218548573827" calcext:value-type="float">
            <text:p>0.650219</text:p>
          </table:table-cell>
          <table:table-cell table:style-name="ce97" office:value-type="float" office:value="0.689974481127612" calcext:value-type="float">
            <text:p>0.689974</text:p>
          </table:table-cell>
          <table:table-cell table:style-name="ce97" office:value-type="float" office:value="0.69423634010803" calcext:value-type="float">
            <text:p>0.694236</text:p>
          </table:table-cell>
          <table:table-cell table:style-name="ce97" office:value-type="float" office:value="0.973613393150715" calcext:value-type="float">
            <text:p>0.973613</text:p>
          </table:table-cell>
          <table:table-cell table:style-name="ce97" office:value-type="float" office:value="0.297409610238041" calcext:value-type="float">
            <text:p>0.297410</text:p>
          </table:table-cell>
          <table:table-cell table:style-name="ce97" office:value-type="float" office:value="0.206472559324613" calcext:value-type="float">
            <text:p>0.206473</text:p>
          </table:table-cell>
          <table:table-cell table:number-columns-repeated="98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22" table:number-columns-repeated="6"/>
          <table:table-cell table:number-columns-repeated="986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2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2</text:span></text:p>
          </table:table-cell>
          <table:table-cell/>
          <table:table-cell table:style-name="ce123" office:value-type="string" calcext:value-type="string">
            <text:p>L1</text:p>
          </table:table-cell>
          <table:table-cell table:style-name="ce123" office:value-type="string" calcext:value-type="string">
            <text:p>L2</text:p>
          </table:table-cell>
          <table:table-cell table:style-name="ce123" office:value-type="string" calcext:value-type="string">
            <text:p>L3</text:p>
          </table:table-cell>
          <table:table-cell/>
          <table:table-cell table:style-name="ce130" office:value-type="string" calcext:value-type="string">
            <text:p>Cell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2" office:value-type="float" office:value="0.1" calcext:value-type="float">
            <text:p>0.1</text:p>
          </table:table-cell>
          <table:table-cell table:style-name="ce108" office:value-type="float" office:value="0.4" calcext:value-type="float">
            <text:p>0.4</text:p>
          </table:table-cell>
          <table:table-cell table:style-name="ce108" office:value-type="float" office:value="-1" calcext:value-type="float">
            <text:p>-1</text:p>
          </table:table-cell>
          <table:table-cell table:style-name="ce113" office:value-type="float" office:value="0.4" calcext:value-type="float">
            <text:p>0.4</text:p>
          </table:table-cell>
          <table:table-cell table:style-name="ce11"/>
          <table:table-cell table:style-name="ce3" office:value-type="float" office:value="0.9" calcext:value-type="float">
            <text:p>0.9</text:p>
          </table:table-cell>
          <table:table-cell table:style-name="ce11"/>
          <table:table-cell table:style-name="ce124" table:number-matrix-columns-spanned="1" table:number-matrix-rows-spanned="4" table:formula="of:=MMULT([.E8:.H11];[.C8:.C11])+[.J8:.J11]" office:value-type="float" office:value="0.38" calcext:value-type="float">
            <text:p>0.380000</text:p>
          </table:table-cell>
          <table:table-cell table:style-name="ce128" table:number-matrix-columns-spanned="1" table:number-matrix-rows-spanned="4" table:formula="of:=MMULT([.E14:.H17];[.C8:.C11])+[.J14:.J17]" office:value-type="float" office:value="1.76" calcext:value-type="float">
            <text:p>1.760000</text:p>
          </table:table-cell>
          <table:table-cell table:style-name="ce129" table:number-matrix-columns-spanned="1" table:number-matrix-rows-spanned="4" table:formula="of:=MMULT([.E20:.H23];[.C8:.C11])+[.J20:.J23]" office:value-type="float" office:value="1.38" calcext:value-type="float">
            <text:p>1.380000</text:p>
          </table:table-cell>
          <table:table-cell/>
          <table:table-cell table:style-name="ce129" table:number-matrix-columns-spanned="1" table:number-matrix-rows-spanned="4" table:formula="of:=MMULT([.E26:.H29];[.O8:.O11])+[.J26:.J29]" office:value-type="float" office:value="0.829524927380595" calcext:value-type="float">
            <text:p>0.829525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25" office:value-type="float" office:value="-0.62" calcext:value-type="float">
            <text:p>-0.620000</text:p>
          </table:table-cell>
          <table:table-cell table:style-name="ce125" office:value-type="float" office:value="-0.48" calcext:value-type="float">
            <text:p>-0.480000</text:p>
          </table:table-cell>
          <table:table-cell table:style-name="ce125" office:value-type="float" office:value="0.0400000000000001" calcext:value-type="float">
            <text:p>0.040000</text:p>
          </table:table-cell>
          <table:table-cell/>
          <table:table-cell table:style-name="ce125" office:value-type="float" office:value="-2.03983395581814" calcext:value-type="float">
            <text:p>-2.039834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14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25" office:value-type="float" office:value="-0.82" calcext:value-type="float">
            <text:p>-0.820000</text:p>
          </table:table-cell>
          <table:table-cell table:style-name="ce125" office:value-type="float" office:value="-1.59" calcext:value-type="float">
            <text:p>-1.590000</text:p>
          </table:table-cell>
          <table:table-cell table:style-name="ce125" office:value-type="float" office:value="1.19" calcext:value-type="float">
            <text:p>1.190000</text:p>
          </table:table-cell>
          <table:table-cell/>
          <table:table-cell table:style-name="ce125" office:value-type="float" office:value="-1.09597262465528" calcext:value-type="float">
            <text:p>-1.095973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4" office:value-type="float" office:value="-0.9" calcext:value-type="float">
            <text:p>-0.9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3" calcext:value-type="float">
            <text:p>-0.3</text:p>
          </table:table-cell>
          <table:table-cell table:style-name="ce115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26" office:value-type="float" office:value="0.62" calcext:value-type="float">
            <text:p>0.620000</text:p>
          </table:table-cell>
          <table:table-cell table:style-name="ce126" office:value-type="float" office:value="0.8" calcext:value-type="float">
            <text:p>0.800000</text:p>
          </table:table-cell>
          <table:table-cell table:style-name="ce126" office:value-type="float" office:value="0.82" calcext:value-type="float">
            <text:p>0.820000</text:p>
          </table:table-cell>
          <table:table-cell/>
          <table:table-cell table:style-name="ce126" office:value-type="float" office:value="-0.859663713944073" calcext:value-type="float">
            <text:p>-0.859664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3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3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3</text:span></text:p>
          </table:table-cell>
          <table:table-cell/>
          <table:table-cell table:style-name="ce127" table:number-columns-repeated="5"/>
          <table:table-cell table:number-columns-repeated="987"/>
        </table:table-row>
        <table:table-row table:style-name="ro2">
          <table:table-cell table:number-columns-repeated="4"/>
          <table:table-cell table:style-name="ce102" office:value-type="float" office:value="-1" calcext:value-type="float">
            <text:p>-1</text:p>
          </table:table-cell>
          <table:table-cell table:style-name="ce108" office:value-type="float" office:value="0.2" calcext:value-type="float">
            <text:p>0.2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14" office:value-type="float" office:value="-0.3" calcext:value-type="float">
            <text:p>-0.3</text:p>
          </table:table-cell>
          <table:table-cell table:style-name="ce11"/>
          <table:table-cell table:style-name="ce4" office:value-type="float" office:value="-0.5" calcext:value-type="float">
            <text:p>-0.5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14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1" calcext:value-type="float">
            <text:p>-1</text:p>
          </table:table-cell>
          <table:table-cell table:style-name="ce10" office:value-type="float" office:value="-0.6" calcext:value-type="float">
            <text:p>-0.6</text:p>
          </table:table-cell>
          <table:table-cell table:style-name="ce10" office:value-type="float" office:value="0.9" calcext:value-type="float">
            <text:p>0.9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3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cell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cell</text:span>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2" office:value-type="float" office:value="0.2" calcext:value-type="float">
            <text:p>0.2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114" office:value-type="float" office:value="-0.5" calcext:value-type="float">
            <text:p>-0.5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114" office:value-type="float" office:value="-0.4" calcext:value-type="float">
            <text:p>-0.4</text:p>
          </table:table-cell>
          <table:table-cell table:style-name="ce11"/>
          <table:table-cell table:style-name="ce4" office:value-type="float" office:value="-0.9" calcext:value-type="float">
            <text:p>-0.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0.8" calcext:value-type="float">
            <text:p>-0.8</text:p>
          </table:table-cell>
          <table:table-cell table:style-name="ce10" office:value-type="float" office:value="-0.3" calcext:value-type="float">
            <text:p>-0.3</text:p>
          </table:table-cell>
          <table:table-cell table:style-name="ce10" office:value-type="float" office:value="-0.7" calcext:value-type="float">
            <text:p>-0.7</text:p>
          </table:table-cell>
          <table:table-cell table:style-name="ce115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987"/>
        </table:table-row>
        <table:table-row table:style-name="ro2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ce1" table:number-columns-repeated="5"/>
          <table:table-cell table:number-columns-repeated="987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5"/>
          <table:table-cell table:number-columns-repeated="2"/>
          <table:table-cell table:style-name="Default"/>
          <table:table-cell table:number-columns-repeated="984"/>
        </table:table-row>
      </table:table>
      <table:table table:name="LTM Backward" table:style-name="ta1"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ce131"/>
        <table:table-column table:style-name="co1" table:default-cell-style-name="Default"/>
        <table:table-column table:style-name="co3" table:default-cell-style-name="ce131"/>
        <table:table-column table:style-name="co1" table:default-cell-style-name="Default"/>
        <table:table-column table:style-name="co8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7" table:number-columns-repeated="983" table:default-cell-style-name="Default"/>
        <table:table-row table:style-name="ro2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144"/>
          <table:table-cell table:style-name="ce43"/>
          <table:table-cell table:style-name="ce144"/>
          <table:table-cell table:style-name="ce145"/>
          <table:table-cell table:number-columns-repeated="990"/>
        </table:table-row>
        <table:table-row table:style-name="ro2">
          <table:table-cell table:number-columns-repeated="6"/>
          <table:table-cell table:style-name="ce145"/>
          <table:table-cell/>
          <table:table-cell table:style-name="ce145" table:number-columns-repeated="7"/>
          <table:table-cell table:number-columns-repeated="985"/>
        </table:table-row>
        <table:table-row table:style-name="ro3">
          <table:table-cell table:style-name="ce2" office:value-type="string" calcext:value-type="string">
            <text:p><text:span text:style-name="T6">∇</text:span>I</text:p>
          </table:table-cell>
          <table:table-cell table:style-name="ce2"/>
          <table:table-cell table:style-name="ce43" office:value-type="string" calcext:value-type="string" table:number-columns-spanned="4" table:number-rows-spanned="1">
            <text:p><text:span text:style-name="T6">∇</text:span>W<text:span text:style-name="T2">1</text:span></text:p>
          </table:table-cell>
          <table:covered-table-cell table:number-columns-repeated="3" table:style-name="ce43"/>
          <table:table-cell table:style-name="ce144"/>
          <table:table-cell table:style-name="ce43" office:value-type="string" calcext:value-type="string">
            <text:p><text:span text:style-name="T6">∇</text:span>B<text:span text:style-name="T2">1</text:span></text:p>
          </table:table-cell>
          <table:table-cell table:style-name="ce144"/>
          <table:table-cell table:style-name="ce144" office:value-type="string" calcext:value-type="string">
            <text:p>∇L1</text:p>
          </table:table-cell>
          <table:table-cell table:style-name="ce144" office:value-type="string" calcext:value-type="string">
            <text:p>∇L2</text:p>
          </table:table-cell>
          <table:table-cell table:style-name="ce144" office:value-type="string" calcext:value-type="string">
            <text:p>∇L3</text:p>
          </table:table-cell>
          <table:table-cell table:style-name="ce2" office:value-type="string" calcext:value-type="string">
            <text:p><text:span text:style-name="T6">∇</text:span>C</text:p>
          </table:table-cell>
          <table:table-cell table:style-name="ce144" office:value-type="string" calcext:value-type="string">
            <text:p><text:span text:style-name="T6">∇</text:span>Cell</text:p>
          </table:table-cell>
          <table:table-cell table:style-name="ce14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2">gold</text:span></text:p>
          </table:table-cell>
          <table:table-cell table:style-name="ce2" table:number-columns-repeated="983"/>
        </table:table-row>
        <table:table-row table:style-name="ro2">
          <table:table-cell table:style-name="ce95" table:number-matrix-columns-spanned="1" table:number-matrix-rows-spanned="4" table:formula="of:=MMULT(TRANSPOSE([$'LTM Forward'.E8:$'LTM Forward'.H11]);[.J4:.J7])+MMULT(TRANSPOSE([$'LTM Forward'.E14:$'LTM Forward'.H17]);[.K4:.K7])+MMULT(TRANSPOSE([$'LTM Forward'.E20:$'LTM Forward'.H23]);[.L4:.L7])" office:value-type="float" office:value="0.0690549778800615" calcext:value-type="float">
            <text:p>0.069055</text:p>
          </table:table-cell>
          <table:table-cell/>
          <table:table-cell table:style-name="ce134" table:number-matrix-columns-spanned="4" table:number-matrix-rows-spanned="4" table:formula="of:=MMULT([.J4:.J7];TRANSPOSE([$'LTM Forward'.C8:$'LTM Forward'.C11]))" office:value-type="float" office:value="-0.0486764755997671" calcext:value-type="float">
            <text:p>-0.048676</text:p>
          </table:table-cell>
          <table:table-cell table:style-name="ce138" office:value-type="float" office:value="-0.034073532919837" calcext:value-type="float">
            <text:p>-0.034074</text:p>
          </table:table-cell>
          <table:table-cell table:style-name="ce138" office:value-type="float" office:value="-0.0584117707197206" calcext:value-type="float">
            <text:p>-0.058412</text:p>
          </table:table-cell>
          <table:table-cell table:style-name="ce141" office:value-type="float" office:value="0.00486764755997671" calcext:value-type="float">
            <text:p>0.004868</text:p>
          </table:table-cell>
          <table:table-cell table:style-name="ce145"/>
          <table:table-cell table:style-name="ce95" table:number-matrix-columns-spanned="1" table:number-matrix-rows-spanned="4" table:formula="of:=[.J4:.J7]" office:value-type="float" office:value="0.0486764755997671" calcext:value-type="float">
            <text:p>0.048676</text:p>
          </table:table-cell>
          <table:table-cell table:style-name="ce145"/>
          <table:table-cell table:style-name="ce95" table:number-matrix-columns-spanned="1" table:number-matrix-rows-spanned="4" table:formula="of:=[.M4:.M7]*[$'LTM Forward'.M8:$'LTM Forward'.M11]*[.J10:.J13]" office:value-type="float" office:value="0.0486764755997671" calcext:value-type="float">
            <text:p>0.048676</text:p>
          </table:table-cell>
          <table:table-cell table:style-name="ce150" table:number-matrix-columns-spanned="1" table:number-matrix-rows-spanned="4" table:formula="of:=[.M4:.M7]*[$'LTM Forward'.L8:$'LTM Forward'.L11]*[.K10:.K13]" office:value-type="float" office:value="0.0175936054598838" calcext:value-type="float">
            <text:p>0.017594</text:p>
          </table:table-cell>
          <table:table-cell table:style-name="ce95" table:number-matrix-columns-spanned="1" table:number-matrix-rows-spanned="4" table:formula="of:=[.O4:.O7]*[$'LTM Forward'.P8:$'LTM Forward'.P11]*[.L10:.L13]" office:value-type="float" office:value="0.076743226077745" calcext:value-type="float">
            <text:p>0.076743</text:p>
          </table:table-cell>
          <table:table-cell table:style-name="ce151" table:number-matrix-columns-spanned="1" table:number-matrix-rows-spanned="4" table:formula="of:=MMULT(TRANSPOSE(['LTM Forward'.E26:.H29]);[.N4:.N7])" office:value-type="float" office:value="0.23654183016307" calcext:value-type="float">
            <text:p>0.236542</text:p>
          </table:table-cell>
          <table:table-cell table:style-name="ce95" table:number-matrix-columns-spanned="1" table:number-matrix-rows-spanned="4" table:formula="of:=([.O4:.O7]*[$'LTM Forward'.N8:$'LTM Forward'.N11]+[.K28:.K31])*[.N10:.N13]" office:value-type="float" office:value="0.115967006434006" calcext:value-type="float">
            <text:p>0.115967</text:p>
          </table:table-cell>
          <table:table-cell table:style-name="ce95" table:number-matrix-columns-spanned="1" table:number-matrix-rows-spanned="4" table:formula="of:=['LTM Forward'.Q8:.Q11]-[.Q4:.Q7]+[.J28:.J31]" office:value-type="float" office:value="0.686301054492402" calcext:value-type="float">
            <text:p>0.686301</text:p>
          </table:table-cell>
          <table:table-cell table:style-name="ce1"/>
          <table:table-cell table:style-name="ce85" office:value-type="float" office:value="0.57" calcext:value-type="float">
            <text:p>0.57</text:p>
          </table:table-cell>
          <table:table-cell table:number-columns-repeated="983"/>
        </table:table-row>
        <table:table-row table:style-name="ro2">
          <table:table-cell table:style-name="ce96" office:value-type="float" office:value="0.0671261027182857" calcext:value-type="float">
            <text:p>0.067126</text:p>
          </table:table-cell>
          <table:table-cell/>
          <table:table-cell table:style-name="ce135" office:value-type="float" office:value="-0.0120150662109298" calcext:value-type="float">
            <text:p>-0.012015</text:p>
          </table:table-cell>
          <table:table-cell table:style-name="ce122" office:value-type="float" office:value="-0.00841054634765085" calcext:value-type="float">
            <text:p>-0.008411</text:p>
          </table:table-cell>
          <table:table-cell table:style-name="ce122" office:value-type="float" office:value="-0.0144180794531157" calcext:value-type="float">
            <text:p>-0.014418</text:p>
          </table:table-cell>
          <table:table-cell table:style-name="ce142" office:value-type="float" office:value="0.00120150662109298" calcext:value-type="float">
            <text:p>0.001202</text:p>
          </table:table-cell>
          <table:table-cell table:style-name="ce145"/>
          <table:table-cell table:style-name="ce96" office:value-type="float" office:value="0.0120150662109298" calcext:value-type="float">
            <text:p>0.012015</text:p>
          </table:table-cell>
          <table:table-cell table:style-name="ce145"/>
          <table:table-cell table:style-name="ce96" office:value-type="float" office:value="0.0120150662109298" calcext:value-type="float">
            <text:p>0.012015</text:p>
          </table:table-cell>
          <table:table-cell table:style-name="ce96" office:value-type="float" office:value="0.0114150567271474" calcext:value-type="float">
            <text:p>0.011415</text:p>
          </table:table-cell>
          <table:table-cell table:style-name="ce96" office:value-type="float" office:value="-0.0285094136805153" calcext:value-type="float">
            <text:p>-0.028509</text:p>
          </table:table-cell>
          <table:table-cell table:style-name="ce96" office:value-type="float" office:value="0.138203846295447" calcext:value-type="float">
            <text:p>0.138204</text:p>
          </table:table-cell>
          <table:table-cell table:style-name="ce96" office:value-type="float" office:value="0.0401689712314162" calcext:value-type="float">
            <text:p>0.040169</text:p>
          </table:table-cell>
          <table:table-cell table:style-name="ce96" office:value-type="float" office:value="-0.991307496610227" calcext:value-type="float">
            <text:p>-0.991307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number-columns-repeated="983"/>
        </table:table-row>
        <table:table-row table:style-name="ro2">
          <table:table-cell table:style-name="ce96" office:value-type="float" office:value="-0.107278590762874" calcext:value-type="float">
            <text:p>-0.107279</text:p>
          </table:table-cell>
          <table:table-cell/>
          <table:table-cell table:style-name="ce135" office:value-type="float" office:value="-0.00644700219001526" calcext:value-type="float">
            <text:p>-0.006447</text:p>
          </table:table-cell>
          <table:table-cell table:style-name="ce122" office:value-type="float" office:value="-0.00451290153301068" calcext:value-type="float">
            <text:p>-0.004513</text:p>
          </table:table-cell>
          <table:table-cell table:style-name="ce122" office:value-type="float" office:value="-0.00773640262801831" calcext:value-type="float">
            <text:p>-0.007736</text:p>
          </table:table-cell>
          <table:table-cell table:style-name="ce142" office:value-type="float" office:value="0.000644700219001525" calcext:value-type="float">
            <text:p>0.000645</text:p>
          </table:table-cell>
          <table:table-cell table:style-name="ce145"/>
          <table:table-cell table:style-name="ce96" office:value-type="float" office:value="0.00644700219001526" calcext:value-type="float">
            <text:p>0.006447</text:p>
          </table:table-cell>
          <table:table-cell table:style-name="ce145"/>
          <table:table-cell table:style-name="ce96" office:value-type="float" office:value="0.00644700219001526" calcext:value-type="float">
            <text:p>0.006447</text:p>
          </table:table-cell>
          <table:table-cell table:style-name="ce96" office:value-type="float" office:value="0.00771348822606294" calcext:value-type="float">
            <text:p>0.007713</text:p>
          </table:table-cell>
          <table:table-cell table:style-name="ce96" office:value-type="float" office:value="0.00636463704818098" calcext:value-type="float">
            <text:p>0.006365</text:p>
          </table:table-cell>
          <table:table-cell table:style-name="ce96" office:value-type="float" office:value="0.17930503546045" calcext:value-type="float">
            <text:p>0.179305</text:p>
          </table:table-cell>
          <table:table-cell table:style-name="ce96" office:value-type="float" office:value="0.0580002505878898" calcext:value-type="float">
            <text:p>0.058000</text:p>
          </table:table-cell>
          <table:table-cell table:style-name="ce96" office:value-type="float" office:value="0.142065004956367" calcext:value-type="float">
            <text:p>0.142065</text:p>
          </table:table-cell>
          <table:table-cell table:style-name="ce1"/>
          <table:table-cell table:style-name="ce86" office:value-type="float" office:value="-0.15" calcext:value-type="float">
            <text:p>-0.15</text:p>
          </table:table-cell>
          <table:table-cell table:number-columns-repeated="983"/>
        </table:table-row>
        <table:table-row table:style-name="ro2">
          <table:table-cell table:style-name="ce132" office:value-type="float" office:value="-0.0533119286210031" calcext:value-type="float">
            <text:p>-0.053312</text:p>
          </table:table-cell>
          <table:table-cell/>
          <table:table-cell table:style-name="ce136" office:value-type="float" office:value="0.0176323202739237" calcext:value-type="float">
            <text:p>0.017632</text:p>
          </table:table-cell>
          <table:table-cell table:style-name="ce139" office:value-type="float" office:value="0.0123426241917466" calcext:value-type="float">
            <text:p>0.012343</text:p>
          </table:table-cell>
          <table:table-cell table:style-name="ce139" office:value-type="float" office:value="0.0211587843287085" calcext:value-type="float">
            <text:p>0.021159</text:p>
          </table:table-cell>
          <table:table-cell table:style-name="ce143" office:value-type="float" office:value="-0.00176323202739237" calcext:value-type="float">
            <text:p>-0.001763</text:p>
          </table:table-cell>
          <table:table-cell table:style-name="ce145"/>
          <table:table-cell table:style-name="ce97" office:value-type="float" office:value="-0.0176323202739237" calcext:value-type="float">
            <text:p>-0.017632</text:p>
          </table:table-cell>
          <table:table-cell table:style-name="ce145"/>
          <table:table-cell table:style-name="ce97" office:value-type="float" office:value="-0.0176323202739237" calcext:value-type="float">
            <text:p>-0.017632</text:p>
          </table:table-cell>
          <table:table-cell table:style-name="ce97" office:value-type="float" office:value="-0.0156282422054078" calcext:value-type="float">
            <text:p>-0.015628</text:p>
          </table:table-cell>
          <table:table-cell table:style-name="ce97" office:value-type="float" office:value="-0.0715616338074827" calcext:value-type="float">
            <text:p>-0.071562</text:p>
          </table:table-cell>
          <table:table-cell table:style-name="ce97" office:value-type="float" office:value="-0.112362219011932" calcext:value-type="float">
            <text:p>-0.112362</text:p>
          </table:table-cell>
          <table:table-cell table:style-name="ce97" office:value-type="float" office:value="-0.268914446014896" calcext:value-type="float">
            <text:p>-0.268914</text:p>
          </table:table-cell>
          <table:table-cell table:style-name="ce97" office:value-type="float" office:value="-1.13352744067539" calcext:value-type="float">
            <text:p>-1.133527</text:p>
          </table:table-cell>
          <table:table-cell table:style-name="ce1"/>
          <table:table-cell table:style-name="ce157" office:value-type="float" office:value="1.64" calcext:value-type="float">
            <text:p>1.64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/>
          <table:table-cell table:style-name="ce122"/>
          <table:table-cell table:style-name="ce145"/>
          <table:table-cell table:style-name="ce147" table:number-columns-repeated="6"/>
          <table:table-cell table:style-name="ce1" table:number-columns-repeated="2"/>
          <table:table-cell table:number-columns-repeated="983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2</text:span></text:p>
          </table:table-cell>
          <table:covered-table-cell table:number-columns-repeated="3" table:style-name="ce51"/>
          <table:table-cell table:style-name="ce146"/>
          <table:table-cell table:style-name="ce51" office:value-type="string" calcext:value-type="string">
            <text:p><text:span text:style-name="T6">∇</text:span>B<text:span text:style-name="T2">2</text:span></text:p>
          </table:table-cell>
          <table:table-cell table:style-name="ce146"/>
          <table:table-cell table:style-name="ce148" office:value-type="string" calcext:value-type="string">
            <text:p><text:span text:style-name="T7">σ’(</text:span><text:span text:style-name="T8">L1</text:span>)</text:p>
          </table:table-cell>
          <table:table-cell table:style-name="ce148" office:value-type="string" calcext:value-type="string">
            <text:p><text:span text:style-name="T7">σ’(</text:span><text:span text:style-name="T8">L2</text:span>)</text:p>
          </table:table-cell>
          <table:table-cell table:style-name="ce148" office:value-type="string" calcext:value-type="string">
            <text:p><text:span text:style-name="T7">σ’(</text:span><text:span text:style-name="T8">L3</text:span>)</text:p>
          </table:table-cell>
          <table:table-cell table:style-name="ce148"/>
          <table:table-cell table:style-name="ce148" office:value-type="string" calcext:value-type="string">
            <text:p><text:span text:style-name="T9">σ</text:span>’(Cell)</text:p>
          </table:table-cell>
          <table:table-cell table:style-name="ce83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2"/>
          <table:table-cell table:style-name="ce134" table:number-matrix-columns-spanned="4" table:number-matrix-rows-spanned="4" table:formula="of:=MMULT([.K4:.K7];TRANSPOSE([$'LTM Forward'.C8:$'LTM Forward'.C11]))" office:value-type="float" office:value="-0.0175936054598838" calcext:value-type="float">
            <text:p>-0.017594</text:p>
          </table:table-cell>
          <table:table-cell table:style-name="ce138" office:value-type="float" office:value="-0.0123155238219186" calcext:value-type="float">
            <text:p>-0.012316</text:p>
          </table:table-cell>
          <table:table-cell table:style-name="ce138" office:value-type="float" office:value="-0.0211123265518605" calcext:value-type="float">
            <text:p>-0.021112</text:p>
          </table:table-cell>
          <table:table-cell table:style-name="ce141" office:value-type="float" office:value="0.00175936054598838" calcext:value-type="float">
            <text:p>0.001759</text:p>
          </table:table-cell>
          <table:table-cell table:style-name="ce145"/>
          <table:table-cell table:style-name="ce95" table:number-matrix-columns-spanned="1" table:number-matrix-rows-spanned="4" table:formula="of:=[.K4:.K7]" office:value-type="float" office:value="0.0175936054598838" calcext:value-type="float">
            <text:p>0.017594</text:p>
          </table:table-cell>
          <table:table-cell table:style-name="ce145"/>
          <table:table-cell table:style-name="ce149" table:number-matrix-columns-spanned="1" table:number-matrix-rows-spanned="4" table:formula="of:=['LTM Forward'.L8:.L11]*(1-['LTM Forward'.L8:.L11])" office:value-type="float" office:value="0.241187840545516" calcext:value-type="float">
            <text:p>0.241188</text:p>
          </table:table-cell>
          <table:table-cell table:style-name="ce149" table:number-matrix-columns-spanned="1" table:number-matrix-rows-spanned="4" table:formula="of:=['LTM Forward'.M8:.M11]*(1-['LTM Forward'.M8:.M11])" office:value-type="float" office:value="0.125242935942377" calcext:value-type="float">
            <text:p>0.125243</text:p>
          </table:table-cell>
          <table:table-cell table:style-name="ce149" table:number-matrix-columns-spanned="1" table:number-matrix-rows-spanned="4" table:formula="of:=['LTM Forward'.N8:.N11]*(1-['LTM Forward'.N8:.N11])" office:value-type="float" office:value="0.160604381769821" calcext:value-type="float">
            <text:p>0.160604</text:p>
          </table:table-cell>
          <table:table-cell table:style-name="ce84"/>
          <table:table-cell table:style-name="ce149" table:number-matrix-columns-spanned="1" table:number-matrix-rows-spanned="4" table:formula="of:=['LTM Forward'.P8:.P11]*(1-['LTM Forward'.P8:.P11])" office:value-type="float" office:value="0.211484183457497" calcext:value-type="float">
            <text:p>0.211484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114150567271474" calcext:value-type="float">
            <text:p>-0.011415</text:p>
          </table:table-cell>
          <table:table-cell table:style-name="ce122" office:value-type="float" office:value="-0.00799053970900319" calcext:value-type="float">
            <text:p>-0.007991</text:p>
          </table:table-cell>
          <table:table-cell table:style-name="ce122" office:value-type="float" office:value="-0.0136980680725769" calcext:value-type="float">
            <text:p>-0.013698</text:p>
          </table:table-cell>
          <table:table-cell table:style-name="ce142" office:value-type="float" office:value="0.00114150567271474" calcext:value-type="float">
            <text:p>0.001142</text:p>
          </table:table-cell>
          <table:table-cell table:style-name="ce145"/>
          <table:table-cell table:style-name="ce96" office:value-type="float" office:value="0.0114150567271474" calcext:value-type="float">
            <text:p>0.011415</text:p>
          </table:table-cell>
          <table:table-cell table:style-name="ce145"/>
          <table:table-cell table:style-name="ce125" office:value-type="float" office:value="0.227434387664373" calcext:value-type="float">
            <text:p>0.227434</text:p>
          </table:table-cell>
          <table:table-cell table:style-name="ce125" office:value-type="float" office:value="0.236135437987325" calcext:value-type="float">
            <text:p>0.236135</text:p>
          </table:table-cell>
          <table:table-cell table:style-name="ce125" office:value-type="float" office:value="0.249900026660623" calcext:value-type="float">
            <text:p>0.249900</text:p>
          </table:table-cell>
          <table:table-cell table:style-name="ce84"/>
          <table:table-cell table:style-name="ce125" office:value-type="float" office:value="0.101839396423357" calcext:value-type="float">
            <text:p>0.101839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0771348822606294" calcext:value-type="float">
            <text:p>-0.007713</text:p>
          </table:table-cell>
          <table:table-cell table:style-name="ce122" office:value-type="float" office:value="-0.00539944175824406" calcext:value-type="float">
            <text:p>-0.005399</text:p>
          </table:table-cell>
          <table:table-cell table:style-name="ce122" office:value-type="float" office:value="-0.00925618587127553" calcext:value-type="float">
            <text:p>-0.009256</text:p>
          </table:table-cell>
          <table:table-cell table:style-name="ce142" office:value-type="float" office:value="0.000771348822606294" calcext:value-type="float">
            <text:p>0.000771</text:p>
          </table:table-cell>
          <table:table-cell table:style-name="ce145"/>
          <table:table-cell table:style-name="ce96" office:value-type="float" office:value="0.00771348822606294" calcext:value-type="float">
            <text:p>0.007713</text:p>
          </table:table-cell>
          <table:table-cell table:style-name="ce145"/>
          <table:table-cell table:style-name="ce125" office:value-type="float" office:value="0.212272244181437" calcext:value-type="float">
            <text:p>0.212272</text:p>
          </table:table-cell>
          <table:table-cell table:style-name="ce125" office:value-type="float" office:value="0.140692992393464" calcext:value-type="float">
            <text:p>0.140693</text:p>
          </table:table-cell>
          <table:table-cell table:style-name="ce125" office:value-type="float" office:value="0.178849204654224" calcext:value-type="float">
            <text:p>0.178849</text:p>
          </table:table-cell>
          <table:table-cell table:style-name="ce84"/>
          <table:table-cell table:style-name="ce125" office:value-type="float" office:value="0.187747386487604" calcext:value-type="float">
            <text:p>0.187747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6" office:value-type="float" office:value="0.0156282422054078" calcext:value-type="float">
            <text:p>0.015628</text:p>
          </table:table-cell>
          <table:table-cell table:style-name="ce139" office:value-type="float" office:value="0.0109397695437855" calcext:value-type="float">
            <text:p>0.010940</text:p>
          </table:table-cell>
          <table:table-cell table:style-name="ce139" office:value-type="float" office:value="0.0187538906464894" calcext:value-type="float">
            <text:p>0.018754</text:p>
          </table:table-cell>
          <table:table-cell table:style-name="ce143" office:value-type="float" office:value="-0.00156282422054078" calcext:value-type="float">
            <text:p>-0.001563</text:p>
          </table:table-cell>
          <table:table-cell table:style-name="ce145"/>
          <table:table-cell table:style-name="ce97" office:value-type="float" office:value="-0.0156282422054078" calcext:value-type="float">
            <text:p>-0.015628</text:p>
          </table:table-cell>
          <table:table-cell table:style-name="ce145"/>
          <table:table-cell table:style-name="ce126" office:value-type="float" office:value="0.227434387664373" calcext:value-type="float">
            <text:p>0.227434</text:p>
          </table:table-cell>
          <table:table-cell table:style-name="ce126" office:value-type="float" office:value="0.213909696520294" calcext:value-type="float">
            <text:p>0.213910</text:p>
          </table:table-cell>
          <table:table-cell table:style-name="ce126" office:value-type="float" office:value="0.212272244181437" calcext:value-type="float">
            <text:p>0.212272</text:p>
          </table:table-cell>
          <table:table-cell table:style-name="ce84"/>
          <table:table-cell table:style-name="ce126" office:value-type="float" office:value="0.208957133976097" calcext:value-type="float">
            <text:p>0.208957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6"/>
          <table:table-cell table:style-name="ce145"/>
          <table:table-cell table:style-name="ce122"/>
          <table:table-cell table:style-name="ce145" table:number-columns-repeated="7"/>
          <table:table-cell/>
          <table:table-cell table:style-name="ce87"/>
          <table:table-cell table:number-columns-repeated="983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3</text:span></text:p>
          </table:table-cell>
          <table:covered-table-cell table:number-columns-repeated="3" table:style-name="ce51"/>
          <table:table-cell table:style-name="ce146"/>
          <table:table-cell table:style-name="ce51" office:value-type="string" calcext:value-type="string">
            <text:p><text:span text:style-name="T6">∇</text:span>B<text:span text:style-name="T2">3</text:span></text:p>
          </table:table-cell>
          <table:table-cell table:style-name="ce145" table:number-columns-repeated="7"/>
          <table:table-cell table:number-columns-repeated="985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L4:.L7];TRANSPOSE([$'LTM Forward'.C8:$'LTM Forward'.C11]))" office:value-type="float" office:value="-0.076743226077745" calcext:value-type="float">
            <text:p>-0.076743</text:p>
          </table:table-cell>
          <table:table-cell table:style-name="ce138" office:value-type="float" office:value="-0.0537202582544215" calcext:value-type="float">
            <text:p>-0.053720</text:p>
          </table:table-cell>
          <table:table-cell table:style-name="ce138" office:value-type="float" office:value="-0.092091871293294" calcext:value-type="float">
            <text:p>-0.092092</text:p>
          </table:table-cell>
          <table:table-cell table:style-name="ce141" office:value-type="float" office:value="0.0076743226077745" calcext:value-type="float">
            <text:p>0.007674</text:p>
          </table:table-cell>
          <table:table-cell table:style-name="ce145"/>
          <table:table-cell table:style-name="ce95" table:number-matrix-columns-spanned="1" table:number-matrix-rows-spanned="4" table:formula="of:=[.L4:.L7]" office:value-type="float" office:value="0.076743226077745" calcext:value-type="float">
            <text:p>0.076743</text:p>
          </table:table-cell>
          <table:table-cell table:style-name="ce145" table:number-columns-repeated="7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0.0285094136805153" calcext:value-type="float">
            <text:p>0.028509</text:p>
          </table:table-cell>
          <table:table-cell table:style-name="ce122" office:value-type="float" office:value="0.0199565895763607" calcext:value-type="float">
            <text:p>0.019957</text:p>
          </table:table-cell>
          <table:table-cell table:style-name="ce122" office:value-type="float" office:value="0.0342112964166183" calcext:value-type="float">
            <text:p>0.034211</text:p>
          </table:table-cell>
          <table:table-cell table:style-name="ce142" office:value-type="float" office:value="-0.00285094136805153" calcext:value-type="float">
            <text:p>-0.002851</text:p>
          </table:table-cell>
          <table:table-cell table:style-name="ce145"/>
          <table:table-cell table:style-name="ce96" office:value-type="float" office:value="-0.0285094136805153" calcext:value-type="float">
            <text:p>-0.028509</text:p>
          </table:table-cell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-0.00636463704818098" calcext:value-type="float">
            <text:p>-0.006365</text:p>
          </table:table-cell>
          <table:table-cell table:style-name="ce122" office:value-type="float" office:value="-0.00445524593372668" calcext:value-type="float">
            <text:p>-0.004455</text:p>
          </table:table-cell>
          <table:table-cell table:style-name="ce122" office:value-type="float" office:value="-0.00763756445781717" calcext:value-type="float">
            <text:p>-0.007638</text:p>
          </table:table-cell>
          <table:table-cell table:style-name="ce142" office:value-type="float" office:value="0.000636463704818098" calcext:value-type="float">
            <text:p>0.000636</text:p>
          </table:table-cell>
          <table:table-cell table:style-name="ce145"/>
          <table:table-cell table:style-name="ce96" office:value-type="float" office:value="0.00636463704818098" calcext:value-type="float">
            <text:p>0.006365</text:p>
          </table:table-cell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2"/>
          <table:table-cell table:style-name="ce136" office:value-type="float" office:value="0.0715616338074827" calcext:value-type="float">
            <text:p>0.071562</text:p>
          </table:table-cell>
          <table:table-cell table:style-name="ce139" office:value-type="float" office:value="0.0500931436652379" calcext:value-type="float">
            <text:p>0.050093</text:p>
          </table:table-cell>
          <table:table-cell table:style-name="ce139" office:value-type="float" office:value="0.0858739605689793" calcext:value-type="float">
            <text:p>0.085874</text:p>
          </table:table-cell>
          <table:table-cell table:style-name="ce143" office:value-type="float" office:value="-0.00715616338074827" calcext:value-type="float">
            <text:p>-0.007156</text:p>
          </table:table-cell>
          <table:table-cell table:style-name="ce145"/>
          <table:table-cell table:style-name="ce97" office:value-type="float" office:value="-0.0715616338074827" calcext:value-type="float">
            <text:p>-0.071562</text:p>
          </table:table-cell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6"/>
          <table:table-cell table:style-name="ce145"/>
          <table:table-cell table:style-name="ce122"/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cell</text:span></text:p>
          </table:table-cell>
          <table:covered-table-cell table:number-columns-repeated="3" table:style-name="ce51"/>
          <table:table-cell table:style-name="ce146"/>
          <table:table-cell table:style-name="ce51" office:value-type="string" calcext:value-type="string">
            <text:p><text:span text:style-name="T6">∇</text:span>B<text:span text:style-name="T2">cell</text:span></text:p>
          </table:table-cell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N4:.N7];TRANSPOSE([$'LTM Forward'.O8:$'LTM Forward'.O11]))" office:value-type="float" office:value="0.138774556438712" calcext:value-type="float">
            <text:p>0.138775</text:p>
          </table:table-cell>
          <table:table-cell table:style-name="ce138" office:value-type="float" office:value="0.056597511588993" calcext:value-type="float">
            <text:p>0.056598</text:p>
          </table:table-cell>
          <table:table-cell table:style-name="ce138" office:value-type="float" office:value="0.090784773176703" calcext:value-type="float">
            <text:p>0.090785</text:p>
          </table:table-cell>
          <table:table-cell table:style-name="ce141" office:value-type="float" office:value="0.112907030627743" calcext:value-type="float">
            <text:p>0.112907</text:p>
          </table:table-cell>
          <table:table-cell table:style-name="ce145"/>
          <table:table-cell table:style-name="ce95" table:number-matrix-columns-spanned="1" table:number-matrix-rows-spanned="4" table:formula="of:=[.N4:.N7]" office:value-type="float" office:value="0.115967006434006" calcext:value-type="float">
            <text:p>0.115967</text:p>
          </table:table-cell>
          <table:table-cell table:style-name="ce145" table:number-columns-repeated="4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0.0480691132474084" calcext:value-type="float">
            <text:p>0.048069</text:p>
          </table:table-cell>
          <table:table-cell table:style-name="ce122" office:value-type="float" office:value="0.0196044020165493" calcext:value-type="float">
            <text:p>0.019604</text:p>
          </table:table-cell>
          <table:table-cell table:style-name="ce122" office:value-type="float" office:value="0.0314462798870375" calcext:value-type="float">
            <text:p>0.031446</text:p>
          </table:table-cell>
          <table:table-cell table:style-name="ce142" office:value-type="float" office:value="0.0391090483799926" calcext:value-type="float">
            <text:p>0.039109</text:p>
          </table:table-cell>
          <table:table-cell table:style-name="ce145"/>
          <table:table-cell table:style-name="ce96" office:value-type="float" office:value="0.0401689712314162" calcext:value-type="float">
            <text:p>0.040169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0.0694073193417218" calcext:value-type="float">
            <text:p>0.069407</text:p>
          </table:table-cell>
          <table:table-cell table:style-name="ce122" office:value-type="float" office:value="0.0283069293220109" calcext:value-type="float">
            <text:p>0.028307</text:p>
          </table:table-cell>
          <table:table-cell table:style-name="ce122" office:value-type="float" office:value="0.0454054972679665" calcext:value-type="float">
            <text:p>0.045405</text:p>
          </table:table-cell>
          <table:table-cell table:style-name="ce142" office:value-type="float" office:value="0.0564698207784672" calcext:value-type="float">
            <text:p>0.056470</text:p>
          </table:table-cell>
          <table:table-cell table:style-name="ce145"/>
          <table:table-cell table:style-name="ce96" office:value-type="float" office:value="0.0580002505878898" calcext:value-type="float">
            <text:p>0.058000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36" office:value-type="float" office:value="-0.321802589488384" calcext:value-type="float">
            <text:p>-0.321803</text:p>
          </table:table-cell>
          <table:table-cell table:style-name="ce139" office:value-type="float" office:value="-0.131243264293771" calcext:value-type="float">
            <text:p>-0.131243</text:p>
          </table:table-cell>
          <table:table-cell table:style-name="ce139" office:value-type="float" office:value="-0.210519679140757" calcext:value-type="float">
            <text:p>-0.210520</text:p>
          </table:table-cell>
          <table:table-cell table:style-name="ce143" office:value-type="float" office:value="-0.261818706251807" calcext:value-type="float">
            <text:p>-0.261819</text:p>
          </table:table-cell>
          <table:table-cell table:style-name="ce145"/>
          <table:table-cell table:style-name="ce97" office:value-type="float" office:value="-0.268914446014896" calcext:value-type="float">
            <text:p>-0.268914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/>
          <table:table-cell table:style-name="ce122"/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1">
          <table:table-cell table:number-columns-repeated="4"/>
          <table:table-cell table:style-name="ce122"/>
          <table:table-cell/>
          <table:table-cell table:style-name="ce145"/>
          <table:table-cell/>
          <table:table-cell table:style-name="ce145"/>
          <table:table-cell table:style-name="ce2" office:value-type="string" calcext:value-type="string">
            <text:p><text:span text:style-name="T6">∇I</text:span><text:span text:style-name="T1">t+1</text:span></text:p>
          </table:table-cell>
          <table:table-cell table:style-name="ce2" office:value-type="string" calcext:value-type="string">
            <text:p><text:span text:style-name="T6">∇C</text:span><text:span text:style-name="T1">t+1</text:span></text:p>
          </table:table-cell>
          <table:table-cell table:style-name="ce2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6"/>
          <table:table-cell table:style-name="ce1" table:number-columns-repeated="2"/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style-name="ce131" table:number-columns-repeated="3"/>
          <table:table-cell table:number-columns-repeated="985"/>
        </table:table-row>
        <table:table-row table:style-name="ro2">
          <table:table-cell table:number-columns-repeated="6"/>
          <table:table-cell table:style-name="ce1" table:number-columns-repeated="2"/>
          <table:table-cell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ce131" table:number-columns-repeated="3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6"/>
          <table:table-cell table:style-name="ce1" table:number-columns-repeated="2"/>
          <table:table-cell/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style-name="ce131" table:number-columns-repeated="3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6"/>
          <table:table-cell table:style-name="ce1" table:number-columns-repeated="2"/>
          <table:table-cell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131" table:number-columns-repeated="3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 table:style-name="ce131" table:number-columns-repeated="3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 table:style-name="ce131" table:number-columns-repeated="2"/>
          <table:table-cell table:style-name="ce122"/>
          <table:table-cell/>
          <table:table-cell table:style-name="ce1"/>
          <table:table-cell table:number-columns-repeated="983"/>
        </table:table-row>
        <table:table-row table:style-name="ro2" table:number-rows-repeated="2">
          <table:table-cell table:number-columns-repeated="9"/>
          <table:table-cell table:style-name="ce1" table:number-columns-repeated="3"/>
          <table:table-cell table:style-name="ce131" table:number-columns-repeated="3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/>
          <table:table-cell table:style-name="ce131" table:number-columns-repeated="2"/>
          <table:table-cell table:number-columns-repeated="98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131" table:number-columns-repeated="2"/>
          <table:table-cell table:number-columns-repeated="985"/>
        </table:table-row>
        <table:table-row table:style-name="ro2" table:number-rows-repeated="3">
          <table:table-cell table:number-columns-repeated="9"/>
          <table:table-cell table:style-name="ce1" table:number-columns-repeated="3"/>
          <table:table-cell/>
          <table:table-cell table:style-name="ce131" table:number-columns-repeated="2"/>
          <table:table-cell table:number-columns-repeated="985"/>
        </table:table-row>
        <table:table-row table:style-name="ro2">
          <table:table-cell table:number-columns-repeated="9"/>
          <table:table-cell table:style-name="ce1" table:number-columns-repeated="3"/>
          <table:table-cell table:number-columns-repeated="2"/>
          <table:table-cell table:style-name="ce131"/>
          <table:table-cell table:number-columns-repeated="985"/>
        </table:table-row>
        <table:table-row table:style-name="ro2">
          <table:table-cell table:number-columns-repeated="14"/>
          <table:table-cell table:style-name="ce131"/>
          <table:table-cell table:number-columns-repeated="985"/>
        </table:table-row>
        <table:table-row table:style-name="ro2">
          <table:table-cell table:number-columns-repeated="9"/>
          <table:table-cell table:style-name="ce1" table:number-columns-repeated="5"/>
          <table:table-cell table:style-name="ce131"/>
          <table:table-cell table:number-columns-repeated="985"/>
        </table:table-row>
        <table:table-row table:style-name="ro2" table:number-rows-repeated="2">
          <table:table-cell table:number-columns-repeated="14"/>
          <table:table-cell table:style-name="ce131"/>
          <table:table-cell table:number-columns-repeated="985"/>
        </table:table-row>
        <table:table-row table:style-name="ro2">
          <table:table-cell table:number-columns-repeated="1000"/>
        </table:table-row>
        <table:table-row table:style-name="ro2" table:number-rows-repeated="4">
          <table:table-cell table:number-columns-repeated="14"/>
          <table:table-cell table:style-name="ce131"/>
          <table:table-cell table:number-columns-repeated="985"/>
        </table:table-row>
        <table:table-row table:style-name="ro2" table:number-rows-repeated="1048525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5:11:58.53571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9-12-12T17:13:01.879913310</dc:date>
    <meta:editing-duration>P4DT2H45M30S</meta:editing-duration>
    <meta:editing-cycles>283</meta:editing-cycles>
    <meta:generator>LibreOffice/6.0.7.3$Linux_X86_64 LibreOffice_project/00m0$Build-3</meta:generator>
    <meta:document-statistic meta:table-count="2" meta:cell-count="323" meta:object-count="0"/>
  </office:meta>
</office:document-meta>
</file>